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602e" officeooo:paragraph-rsid="0018602e"/>
    </style:style>
    <style:style style:name="P2" style:family="paragraph" style:parent-style-name="Text_20_body">
      <style:text-properties officeooo:rsid="001aebde" officeooo:paragraph-rsid="001aebde"/>
    </style:style>
    <style:style style:name="P3" style:family="paragraph" style:parent-style-name="Text_20_body">
      <style:text-properties officeooo:rsid="001aebde" officeooo:paragraph-rsid="0023392a"/>
    </style:style>
    <style:style style:name="P4" style:family="paragraph" style:parent-style-name="Text_20_body">
      <style:text-properties officeooo:rsid="0023392a" officeooo:paragraph-rsid="0023392a"/>
    </style:style>
    <style:style style:name="P5" style:family="paragraph" style:parent-style-name="Title">
      <style:text-properties officeooo:rsid="0018602e" officeooo:paragraph-rsid="0018602e"/>
    </style:style>
    <style:style style:name="P6" style:family="paragraph" style:parent-style-name="Subtitle">
      <style:text-properties officeooo:rsid="0018602e" officeooo:paragraph-rsid="0018602e"/>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Text_20_body" style:list-style-name="L1">
      <style:text-properties officeooo:rsid="001aebde" officeooo:paragraph-rsid="001aebde"/>
    </style:style>
    <style:style style:name="P9" style:family="paragraph" style:parent-style-name="Text_20_body">
      <style:text-properties officeooo:rsid="001aebde" officeooo:paragraph-rsid="0023392a"/>
    </style:style>
    <style:style style:name="P10" style:family="paragraph" style:parent-style-name="Text_20_body">
      <style:text-properties officeooo:rsid="001bc8c2" officeooo:paragraph-rsid="002103ee"/>
    </style:style>
    <style:style style:name="P11" style:family="paragraph" style:parent-style-name="Text_20_body">
      <style:text-properties officeooo:rsid="00283fc6" officeooo:paragraph-rsid="00283fc6"/>
    </style:style>
    <style:style style:name="P12" style:family="paragraph" style:parent-style-name="Text_20_body">
      <style:text-properties officeooo:paragraph-rsid="002dbba1"/>
    </style:style>
    <style:style style:name="P13" style:family="paragraph" style:parent-style-name="Text_20_body">
      <style:text-properties officeooo:rsid="0034dd43" officeooo:paragraph-rsid="0034dd43"/>
    </style:style>
    <style:style style:name="P14" style:family="paragraph" style:parent-style-name="Text_20_body" style:list-style-name="L2">
      <style:text-properties officeooo:rsid="0034dd43" officeooo:paragraph-rsid="0034dd43"/>
    </style:style>
    <style:style style:name="P15" style:family="paragraph" style:parent-style-name="Text_20_body" style:list-style-name="L2">
      <style:text-properties officeooo:paragraph-rsid="0034dd43"/>
    </style:style>
    <style:style style:name="P16" style:family="paragraph" style:parent-style-name="Heading_20_1">
      <style:text-properties officeooo:rsid="0018602e" officeooo:paragraph-rsid="0018602e"/>
    </style:style>
    <style:style style:name="P17" style:family="paragraph" style:parent-style-name="Heading_20_1">
      <style:paragraph-properties fo:break-before="page"/>
      <style:text-properties officeooo:rsid="0018d174" officeooo:paragraph-rsid="0018d174"/>
    </style:style>
    <style:style style:name="P18" style:family="paragraph" style:parent-style-name="Heading_20_1">
      <style:paragraph-properties fo:break-before="page"/>
      <style:text-properties officeooo:rsid="002dbba1" officeooo:paragraph-rsid="002dbba1"/>
    </style:style>
    <style:style style:name="T1" style:family="text">
      <style:text-properties officeooo:rsid="001890f2"/>
    </style:style>
    <style:style style:name="T2" style:family="text">
      <style:text-properties officeooo:rsid="00198b32"/>
    </style:style>
    <style:style style:name="T3" style:family="text">
      <style:text-properties fo:font-weight="bold" officeooo:rsid="002271ff" style:font-weight-asian="bold" style:font-weight-complex="bold"/>
    </style:style>
    <style:style style:name="T4" style:family="text">
      <style:text-properties fo:font-weight="normal" officeooo:rsid="002271ff" style:font-weight-asian="normal" style:font-weight-complex="normal"/>
    </style:style>
    <style:style style:name="T5" style:family="text">
      <style:text-properties fo:font-weight="normal" officeooo:rsid="001bc8c2" style:font-weight-asian="normal" style:font-weight-complex="normal"/>
    </style:style>
    <style:style style:name="T6" style:family="text">
      <style:text-properties fo:font-weight="normal" officeooo:rsid="00227e23" style:font-weight-asian="normal" style:font-weight-complex="normal"/>
    </style:style>
    <style:style style:name="T7" style:family="text">
      <style:text-properties fo:font-weight="normal" officeooo:rsid="0023392a" style:font-weight-asian="normal" style:font-weight-complex="normal"/>
    </style:style>
    <style:style style:name="T8" style:family="text">
      <style:text-properties fo:font-weight="normal" officeooo:rsid="0024bb3d" style:font-weight-asian="normal" style:font-weight-complex="normal"/>
    </style:style>
    <style:style style:name="T9" style:family="text">
      <style:text-properties fo:font-weight="normal" officeooo:rsid="00323630" style:font-weight-asian="normal" style:font-weight-complex="normal"/>
    </style:style>
    <style:style style:name="T10" style:family="text">
      <style:text-properties officeooo:rsid="0023392a"/>
    </style:style>
    <style:style style:name="T11" style:family="text">
      <style:text-properties officeooo:rsid="002cde1a"/>
    </style:style>
    <style:style style:name="T12" style:family="text">
      <style:text-properties officeooo:rsid="00323630"/>
    </style:style>
    <style:style style:name="T13" style:family="text">
      <style:text-properties officeooo:rsid="00327de4"/>
    </style:style>
    <style:style style:name="T14" style:family="text">
      <style:text-properties officeooo:rsid="0034dd4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ypto Will</text:p>
      <text:p text:style-name="P6">Decentralized testaments on the blockchain</text:p>
      <text:p text:style-name="P1"/>
      <text:h text:style-name="P16" text:outline-level="1"><text:bookmark-start text:name="__RefHeading___Toc109_1162808504"/>Abstract<text:bookmark-end text:name="__RefHeading___Toc109_1162808504"/></text:h>
      <text:p text:style-name="P1">During the early ages of crypto-currencies, more and more people started to join the network. Every person has the inevitable outcome of death. In the age of fiat-currencies it’s possible for others to manage your funds. With crypto-currencies, assuming that only the person in question has the private key, no one would be able to recover said person’s funds. The person has to do it – post-mortem.</text:p>
      <text:p text:style-name="P1">In this <text:span text:style-name="T1">white-paper</text:span>, we <text:span text:style-name="T2">take a </text:span>look into the CryptoWill-program, which is capable of storing both physical and digital assets and good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09_1162808504" text:style-name="Index_20_Link" text:visited-style-name="Index_20_Link">Abstract<text:tab/>1</text:a></text:p>
          <text:p text:style-name="P7"><text:a xlink:type="simple" xlink:href="#__RefHeading___Toc40_271596554" text:style-name="Index_20_Link" text:visited-style-name="Index_20_Link">The cryptographic workings<text:tab/>2</text:a></text:p>
        </text:index-body>
      </text:table-of-content>
      <text:p text:style-name="P1"/>
      <text:h text:style-name="P17" text:outline-level="1"><text:bookmark-start text:name="__RefHeading___Toc40_271596554"/>The cryptographic workings<text:bookmark-end text:name="__RefHeading___Toc40_271596554"/></text:h>
      <text:p text:style-name="P2">There are 3 roles in the CryptoWill network:</text:p>
      <text:list xml:id="list7917732057803885345" text:style-name="L1">
        <text:list-item>
          <text:p text:style-name="P8">Will author (makes a will for his successors)</text:p>
        </text:list-item>
        <text:list-item>
          <text:p text:style-name="P8">Successors (i.e children)</text:p>
        </text:list-item>
        <text:list-item>
          <text:p text:style-name="P8">Will keepers (nodes in the network keeping the wills in the form of cold-storage)</text:p>
        </text:list-item>
      </text:list>
      <text:p text:style-name="P3">When the process begins, the will author will create a list of items, both physical and digital, and <text:span text:style-name="T10">w</text:span>rites them down in his will. <text:span text:style-name="T10">Each item can be assigned to a successor, like the family.</text:span></text:p>
      <text:p text:style-name="P4">Each successor gets his own password for decrypting their part of the will. This is happening using symmetric encryption (i.e aes256). In essence, when you leave your will to your mother and sister, the sister can view <text:span text:style-name="T12">the part of the </text:span>will <text:span text:style-name="T12">directed to her</text:span>, but not the mother’s, unless the mother discloses the information with the sister.</text:p>
      <text:p text:style-name="P3"><text:span text:style-name="T10">As a final result, a </text:span><text:span text:style-name="T3">master key </text:span><text:span text:style-name="T7">is created</text:span><text:span text:style-name="T3">.</text:span><text:span text:style-name="T4"> This is a public-private keypair, where the public key is stored </text:span><text:span text:style-name="T8">&amp; signed</text:span><text:span text:style-name="T4"> with the will on the cold-storage network. </text:span><text:span text:style-name="T5">The master key </text:span><text:span text:style-name="T4">allows the creator to make </text:span><text:span text:style-name="T6">changes </text:span><text:span text:style-name="T4">to the will. </text:span><text:span text:style-name="T8">Because the public key is stored with the will, all one needs to edit one’s will, is the master key. </text:span><text:span text:style-name="T9">The master key serves as a digital signature method to prove ownership, in case that’s needed, and also serves as a seed to derive any other keys from (like the passwords for the successors) or a third-party data-storage network (like Siacoin).</text:span></text:p>
      <text:p text:style-name="P10">The encrypted result is being uploaded to a decentralized cold-storage network, along with some WillCoins, representing a finite amount of time of storage. Note that no one has to pay for the storage for a long time, this makes the will-creation process prepaid, and unattended for years to come.</text:p>
      <text:p text:style-name="P11">For the creator of the will, it’s important to share the passwords <text:span text:style-name="T13">withh</text:span> each successor, <text:span text:style-name="T11">as upon death, they can access the will’s contents.</text:span></text:p>
      <text:p text:style-name="P11"/>
      <text:h text:style-name="P18" text:outline-level="1">The Cold-Storage Network</text:h>
      <text:p text:style-name="P12"/>
      <text:p text:style-name="P13">At first I tried to experiment with a custom-built cold-storage network, but that method eventually stranded on 2 grounds:</text:p>
      <text:list xml:id="list8680527038999207276" text:style-name="L2">
        <text:list-item>
          <text:p text:style-name="P15"><text:span text:style-name="T14">It’s expensive for nodes to keep up an entire hard-drive for wills who could be around 500kb per will. (Taking in account Internet and electricity costs)</text:span></text:p>
        </text:list-item>
        <text:list-item>
          <text:p text:style-name="P14">Even if we do go with this method, we would have to build a decentralized cloud storage from the ground up, where nodes only have to be only at highly distant intervals (i.e once a month), which is difficult to divide in such a way the owner of the will can ac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2:12:19.120180265</meta:creation-date>
    <dc:date>2017-06-24T21:19:49.110046284</dc:date>
    <meta:editing-duration>PT8H23M54S</meta:editing-duration>
    <meta:editing-cycles>22</meta:editing-cycles>
    <meta:generator>LibreOffice/5.1.6.2$Linux_X86_64 LibreOffice_project/10m0$Build-2</meta:generator>
    <meta:document-statistic meta:table-count="0" meta:image-count="0" meta:object-count="0" meta:page-count="3" meta:paragraph-count="22" meta:word-count="514" meta:character-count="2973" meta:non-whitespace-character-count="2485"/>
  </office:meta>
</office:document-meta>
</file>